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927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0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_5f_1">
      <style:table-properties table:display="true" style:writing-mode="lr-tb"/>
    </style:style>
    <style:style style:name="ta2" style:family="table" style:master-page-name="PageStyle_5f_conventionnel_5f_2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2" office:value-type="string" calcext:value-type="string">
            <text:p>clover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Trèfle violet</text:p>
          </table:table-cell>
          <table:table-cell table:style-name="ce6" office:value-type="date" office:date-value="2019-04-01" calcext:value-type="date">
            <text:p>1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lti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65" calcext:value-type="float">
            <text:p>-165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65" calcext:value-type="float">
            <text:p>-165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litter_cattle_manur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hersage</text:p>
          </table:table-cell>
          <table:table-cell table:style-name="ce2" table:number-columns-repeated="2"/>
          <table:table-cell table:style-name="ce2" office:value-type="float" office:value="-55" calcext:value-type="float">
            <text:p>-55</text:p>
          </table:table-cell>
          <table:table-cell table:style-name="ce2" office:value-type="string" calcext:value-type="string">
            <text:p>RAK_ROT_4M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hersage</text:p>
          </table:table-cell>
          <table:table-cell table:style-name="ce2" table:number-columns-repeated="2"/>
          <table:table-cell table:style-name="ce2" office:value-type="float" office:value="-35" calcext:value-type="float">
            <text:p>-35</text:p>
          </table:table-cell>
          <table:table-cell table:style-name="ce2" office:value-type="string" calcext:value-type="string">
            <text:p>RAK_ROT_4M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5" office:value-type="string" calcext:value-type="string">
            <text:p>PLO_REV_6PS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hersage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RAK_ROT_4M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2" office:value-type="string" calcext:value-type="string">
            <text:p>red_clover_see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MOW_ROT_3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andainage</text:p>
          </table:table-cell>
          <table:table-cell table:style-name="ce2" table:number-columns-repeated="2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WA_TRA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/>
          <table:table-cell table:style-name="ce5"/>
          <table:table-cell table:style-name="ce5" office:value-type="float" office:value="124" calcext:value-type="float">
            <text:p>124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2" office:value-type="string" calcext:value-type="string">
            <text:p>red_clover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MOW_ROT_3M</text:p>
          </table:table-cell>
          <table:table-cell table:style-name="ce2" table:number-columns-repeated="2"/>
          <table:table-cell table:style-name="ce5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andainage</text:p>
          </table:table-cell>
          <table:table-cell table:style-name="ce2" table:number-columns-repeated="2"/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SWA_TRA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2" office:value-type="string" calcext:value-type="string">
            <text:p>red_clover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8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4"/>
          <table:table-cell table:style-name="ce2" table:number-columns-repeated="5"/>
          <table:table-cell table:style-name="ce7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5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ventionnel_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2" office:value-type="string" calcext:value-type="string">
            <text:p>clover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Trèfle violet</text:p>
          </table:table-cell>
          <table:table-cell table:style-name="ce6" office:value-type="date" office:date-value="2019-05-20" calcext:value-type="date">
            <text:p>20/5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ulti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W_ROT_3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andainage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A_TRA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2" office:value-type="string" calcext:value-type="string">
            <text:p>red_clover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W_ROT_3M</text:p>
          </table:table-cell>
          <table:table-cell table:style-name="ce2" table:number-columns-repeated="2"/>
          <table:table-cell table:style-name="ce5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andainage</text:p>
          </table:table-cell>
          <table:table-cell table:style-name="ce2" table:number-columns-repeated="2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SWA_TRA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2" office:value-type="string" calcext:value-type="string">
            <text:p>red_clover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OW_ROT_3M</text:p>
          </table:table-cell>
          <table:table-cell table:style-name="ce2" table:number-columns-repeated="2"/>
          <table:table-cell table:style-name="ce5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andainage</text:p>
          </table:table-cell>
          <table:table-cell table:style-name="ce2" table:number-columns-repeated="2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SWA_TRA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2" office:value-type="string" calcext:value-type="string">
            <text:p>red_clover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11">
          <table:table-cell table:style-name="ce2" table:number-columns-repeated="12"/>
          <table:table-cell table:number-columns-repeated="52"/>
        </table:table-row>
        <table:table-row table:style-name="ro1">
          <table:table-cell table:style-name="ce4"/>
          <table:table-cell table:style-name="ce2" table:number-columns-repeated="5"/>
          <table:table-cell table:style-name="ce7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59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9:38.387825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_5f_1" style:display-name="PageStyle_conventionnel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tionnel_5f_2" style:display-name="PageStyle_conventionnel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10:04.513458540</dc:date>
    <meta:editing-duration>PT26S</meta:editing-duration>
    <meta:editing-cycles>1</meta:editing-cycles>
    <meta:document-statistic meta:table-count="2" meta:cell-count="190" meta:object-count="0"/>
  </office:meta>
</office:document-meta>
</file>